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42b8" officeooo:paragraph-rsid="001f42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t</text:p>
      <text:p text:style-name="P1">set</text:p>
      <text:p text:style-name="P1">setMany</text:p>
      <text:p text:style-name="P1">getMany</text:p>
      <text:p text:style-name="P1">update</text:p>
      <text:p text:style-name="P1">del</text:p>
      <text:p text:style-name="P1">delMany</text:p>
      <text:p text:style-name="P1">clear</text:p>
      <text:p text:style-name="P1">entries</text:p>
      <text:p text:style-name="P1">keys</text:p>
      <text:p text:style-name="P1">values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30T20:58:32.862356220</meta:creation-date>
    <dc:date>2024-05-30T21:59:36.694650803</dc:date>
    <meta:editing-duration>PT50M53S</meta:editing-duration>
    <meta:editing-cycles>1</meta:editing-cycles>
    <meta:document-statistic meta:table-count="0" meta:image-count="0" meta:object-count="0" meta:page-count="1" meta:paragraph-count="11" meta:word-count="11" meta:character-count="58" meta:non-whitespace-character-count="58"/>
    <meta:generator>LibreOffice/7.1.8.1$Linux_X86_64 LibreOffice_project/10$Build-1</meta:generator>
  </office:meta>
</office:document-meta>
</file>